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9" calcext:value-type="float">
            <text:p>64.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2696" calcext:value-type="float">
            <text:p>68.0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200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200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200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200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199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5488" calcext:value-type="float">
            <text:p>61.4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3448" calcext:value-type="float">
            <text:p>60.3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199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198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198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56701</text:p>
          </table:table-cell>
          <table:table-cell office:value-type="string" calcext:value-type="string">
            <text:p>197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